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B100000263F109CC937E26E420.png" manifest:media-type="image/png"/>
  <manifest:file-entry manifest:full-path="Pictures/10000201000003A5000002107BFD71AC49B828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6929in" svg:height="3.7874in" draw:z-index="0"><draw:image xlink:href="Pictures/10000201000003A5000002107BFD71AC49B828F2.png" xlink:type="simple" xlink:show="embed" xlink:actuate="onLoad" loext:mime-type="image/png"/></draw:frame><draw:frame draw:style-name="fr1" draw:name="Image2" text:anchor-type="char" svg:x="0.052in" svg:y="4.1772in" svg:width="6.6929in" svg:height="2.3866in" draw:z-index="1"><draw:image xlink:href="Pictures/10000201000006B100000263F109CC937E26E42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4T13:39:25.080678060</meta:creation-date>
    <dc:date>2022-11-14T13:45:20.044613104</dc:date>
    <meta:editing-duration>PT5M55S</meta:editing-duration>
    <meta:editing-cycles>1</meta:editing-cycles>
    <meta:generator>LibreOffice/6.4.7.2$Linux_X86_64 LibreOffice_project/4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